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062cm" style:rel-column-width="4095*"/>
    </style:style>
    <style:style style:name="Tabla1.A1" style:family="table-cell">
      <style:table-cell-properties fo:padding="0.097cm" fo:border-left="0.002cm solid #000000" fo:border-right="none" fo:border-top="0.002cm solid #000000" fo:border-bottom="0.002cm solid #000000"/>
    </style:style>
    <style:style style:name="Tabla1.P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062cm" style:rel-column-width="4095*"/>
    </style:style>
    <style:style style:name="Tabla2.A1" style:family="table-cell">
      <style:table-cell-properties fo:padding="0.097cm" fo:border-left="0.002cm solid #000000" fo:border-right="none" fo:border-top="0.002cm solid #000000" fo:border-bottom="0.002cm solid #000000"/>
    </style:style>
    <style:style style:name="Tabla2.P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062cm" style:rel-column-width="4095*"/>
    </style:style>
    <style:style style:name="Tabla3.A1" style:family="table-cell">
      <style:table-cell-properties fo:padding="0.097cm" fo:border-left="0.002cm solid #000000" fo:border-right="none" fo:border-top="0.002cm solid #000000" fo:border-bottom="0.002cm solid #000000"/>
    </style:style>
    <style:style style:name="Tabla3.P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062cm" style:rel-column-width="4095*"/>
    </style:style>
    <style:style style:name="Tabla4.A1" style:family="table-cell">
      <style:table-cell-properties fo:padding="0.097cm" fo:border-left="0.002cm solid #000000" fo:border-right="none" fo:border-top="0.002cm solid #000000" fo:border-bottom="0.002cm solid #000000"/>
    </style:style>
    <style:style style:name="Tabla4.P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062cm" style:rel-column-width="4095*"/>
    </style:style>
    <style:style style:name="Tabla5.A1" style:family="table-cell">
      <style:table-cell-properties fo:padding="0.097cm" fo:border-left="0.002cm solid #000000" fo:border-right="none" fo:border-top="0.002cm solid #000000" fo:border-bottom="0.002cm solid #000000"/>
    </style:style>
    <style:style style:name="Tabla5.P1" style:family="table-cell">
      <style:table-cell-properties fo:padding="0.097cm" fo:border="0.002cm solid #000000"/>
    </style:style>
    <style:style style:name="P1" style:family="paragraph" style:parent-style-name="Header">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fo:break-before="page"/>
      <style:text-properties style:text-underline-style="solid" style:text-underline-width="auto" style:text-underline-color="font-color"/>
    </style:style>
    <style:style style:name="P5" style:family="paragraph" style:parent-style-name="Table_20_Contents">
      <style:paragraph-properties fo:text-align="center" style:justify-single-word="false"/>
      <style:text-properties fo:font-size="16pt" style:font-size-asian="16pt" style:font-size-complex="16pt"/>
    </style:style>
    <style:style style:name="T1"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UARDADO ESCALAS EN EEPROM</text:p>
      <text:p text:style-name="P2">Para cada canal analógico a medir (16 posibles), una vez promediada la medición (16 bits en ram), debe ser convertida al formato adecuado para presentar en el display.</text:p>
      <text:p text:style-name="P2">Para eso realizará una operación de multiplicar esa ram una vez si se trata de canal analógico lineal, o dos veces (para computar el cuadrado) para canal cuadrático, por otro valor en ram que a la vez corresponde a una operación con bytes ubicados en la eeprom.</text:p>
      <text:p text:style-name="P2">Dicha operación es el resultado de los valores CalDISPLAY / CalADC para lineales, o CalDISPLAY / CalADC ^2 para cuadráticos.</text:p>
      <text:p text:style-name="P2">Los valores CalDISPLAY y CalADC están guardados en la eeprom para cada canal.</text:p>
      <text:p text:style-name="P2"/>
      <text:p text:style-name="P2">Valores para CalADC: será un valor entero comprendido entre 1 y 1022 (siempre en suposición de micro con <text:s/>adc de 10 bits), luego requiere 10 bits. Se utilizarán 2 bytes para ello.</text:p>
      <text:p text:style-name="P2"/>
      <text:p text:style-name="P2">Valores para CalDISPLAY: será una expresión que pueda indicar valores desde 0 hasta 1999 (11 bits) y además que pueda tener el punto decimal uno, dos o tres posiciones hacia la izquierda (2 bits). Incluir además un bit más (o sea 14 en total) para indicar que en el caso de medición lineal, pueda incluirse el signo - (menos), y en tal caso los 11 bits antes mencionados expresarían valores desde 0 hasta 1023 (000 0000 0000 hasta 011 1111 1111) y -1024 hasta -1 (100 0000 0000 hasta 111 1111 1111).</text:p>
      <text:p text:style-name="P2"/>
      <text:p text:style-name="P2">Lo mencionado hasta aquí representan 4 bytes para un juego de CalADC y CalDISPLAY. Pero en total comprenden 24 bits útiles. Por lo que pudieran acomodarse en conjunto en 3 bytes, en caso de tener que ahorrar espacio de eeprom.</text:p>
      <text:p text:style-name="P2"/>
      <text:p text:style-name="P2">Datos en EEPROM asociados a los canales analógicos</text:p>
      <text:p text:style-name="P2">Para definir cada canal analógico se ocuparán por una parte los siguientes 12 bytes:</text:p>
      <text:p text:style-name="P2"/>
      <text:p text:style-name="P2">Nombre medición:<text:tab/><text:tab/>7 bytes<text:tab/><text:tab/>(7 caracteres ASCII)</text:p>
      <text:p text:style-name="P2">Nombre unidad:<text:tab/><text:tab/>3 bytes<text:tab/><text:tab/>(3 caracteres ASCII)</text:p>
      <text:p text:style-name="P2">Lineal/Cuad/Máx Res:<text:tab/>2 bits<text:tab/><text:tab/>(00: Lin; 10: Cuad; 01: Lin Máx Res)</text:p>
      <text:p text:style-name="P2">Promediación:<text:tab/><text:tab/><text:tab/>2 bits<text:tab/><text:tab/>(00: sin promediar; 01: 1/4; 10: 1/16; 11: 1/64)</text:p>
      <text:p text:style-name="P2">Caracteres Vúmetro Normal:<text:tab/>4 bits<text:tab/><text:tab/>(0000_1111: cant. caracteres formato izquierda)</text:p>
      <text:p text:style-name="P2">Modo Numérico / Vúmetro:<text:tab/>1 bit<text:tab/><text:tab/>(0: Numérico; 1: Vúmetro)</text:p>
      <text:p text:style-name="P2">Fondo Escala Vúmetro:<text:tab/>7 bits<text:tab/><text:tab/>(como valor display sin punto, dividido 16)</text:p>
      <text:p text:style-name="P2"/>
      <text:p text:style-name="P2">Y además los siguientes 6 u 8 bytes para la correspondiente escala:</text:p>
      <text:p text:style-name="P2"/>
      <text:p text:style-name="P2">1er juego CalADC:<text:tab/><text:tab/>2 bytes</text:p>
      <text:p text:style-name="P2">1er juego CalDISPLAY:<text:tab/>2 bytes (o 3 bytes para los 4 en conjunto con CalADC)</text:p>
      <text:p text:style-name="P2">2do juego CalADC:<text:tab/><text:tab/>2 bytes</text:p>
      <text:p text:style-name="P2">2do juego CalDISPLAY:<text:tab/>2 bytes (o 3 bytes para los 4 en conjunto con CalADC)</text:p>
      <text:p text:style-name="P2"/>
      <text:p text:style-name="P2">En total 18 o 20 bytes por canal, o sea entre 288 y 320 bytes en eeprom para los 16 canales analógicos. Tener pen cuenta que se utilizará eeprom para otras definiciones también.</text:p>
      <text:p text:style-name="P2"/>
      <text:p text:style-name="P2"/>
      <text:p text:style-name="P4">PRESENTACIÓN EN MODO VÚMETRO</text:p>
      <text:p text:style-name="P2">Para mostrar en display la medición de cada canal analógico en particular, habrá dos modos (según esté seteado en la eeprom): uno numérico (se verá más adelante cómo organizarlo) y otro como vúmetro de barra horizontal, suponiendo display de 2 por 16 caracteres.</text:p>
      <text:p text:style-name="P2"/>
      <text:p text:style-name="P2">En el modo vúmetro:</text:p>
      <text:p text:style-name="P2">La linea superior mostraría los 7 caracteres del Nombre de la medición, un espacio libre o con caracter ":" (dos puntos), los tres o cuatro o cinco caracteres que comprenden los números y cuando corresponda el punto decimal de la medición, y los últimos tres caracteres de la derecha corresponderían al nombre de la unidad.</text:p>
      <text:p text:style-name="P2">En la línea inferior, simultaneamente con la indicación de arriba, se utilizarán los 16 caracteres de la siguiente manera:</text:p>
      <text:p text:style-name="P2">Los 16 caracteres estarán divididos en dos grupos, uno de la izquierda y el otro de la derecha.</text:p>
      <text:p text:style-name="P2">La cantidad de caracteres del de la izquierda (0 hasta 15) está definido por los 4 bits de "Caracteres Vúmetro Normal". Todos los restantes serán los de la derecha.</text:p>
      <text:p text:style-name="P2">Además en cada grupo habrá posible dos tipos de caracteres.</text:p>
      <text:p text:style-name="P2">El de la izquierda se subdivide en dos tipos que de izquierda a derecha son "...." (puntos) y "||||" (líneas verticales).</text:p>
      <text:p text:style-name="P2">El de la derecha se subdivide en dos grupos: a la izquierda son"___" (línea o guión bajo) y a la derecha "###" (numeral).</text:p>
      <text:p text:style-name="P2">Esta definición es para dar el aspecto si la señal a mostrar pasó o no de tal límite (si invade solo el sector izquierdo o si alcanza el derecho).</text:p>
      <text:p text:style-name="P2"/>
      <table:table table:name="Tabla1" table:style-name="Tabla1">
        <table:table-column table:style-name="Tabla1.A" table:number-columns-repeated="16"/>
        <table:table-row>
          <table:table-cell table:style-name="Tabla1.A1" office:value-type="string">
            <text:p text:style-name="P5">.</text:p>
          </table:table-cell>
          <table:table-cell table:style-name="Tabla1.A1" office:value-type="string">
            <text:p text:style-name="P5">.</text:p>
          </table:table-cell>
          <table:table-cell table:style-name="Tabla1.A1" office:value-type="string">
            <text:p text:style-name="P5">.</text:p>
          </table:table-cell>
          <table:table-cell table:style-name="Tabla1.A1" office:value-type="string">
            <text:p text:style-name="P5">.</text:p>
          </table:table-cell>
          <table:table-cell table:style-name="Tabla1.A1" office:value-type="string">
            <text:p text:style-name="P5">.</text:p>
          </table:table-cell>
          <table:table-cell table:style-name="Tabla1.A1" office:value-type="string">
            <text:p text:style-name="P5">.</text:p>
          </table:table-cell>
          <table:table-cell table:style-name="Tabla1.A1" office:value-type="string">
            <text:p text:style-name="P5">.</text:p>
          </table:table-cell>
          <table:table-cell table:style-name="Tabla1.A1" office:value-type="string">
            <text:p text:style-name="P5">.</text:p>
          </table:table-cell>
          <table:table-cell table:style-name="Tabla1.A1" office:value-type="string">
            <text:p text:style-name="P5">.</text:p>
          </table:table-cell>
          <table:table-cell table:style-name="Tabla1.A1" office:value-type="string">
            <text:p text:style-name="P5">.</text:p>
          </table:table-cell>
          <table:table-cell table:style-name="Tabla1.A1" office:value-type="string">
            <text:p text:style-name="P5">.</text:p>
          </table:table-cell>
          <table:table-cell table:style-name="Tabla1.A1" office:value-type="string">
            <text:p text:style-name="P5">_</text:p>
          </table:table-cell>
          <table:table-cell table:style-name="Tabla1.A1" office:value-type="string">
            <text:p text:style-name="P5">_</text:p>
          </table:table-cell>
          <table:table-cell table:style-name="Tabla1.A1" office:value-type="string">
            <text:p text:style-name="P5">_</text:p>
          </table:table-cell>
          <table:table-cell table:style-name="Tabla1.A1" office:value-type="string">
            <text:p text:style-name="P5">_</text:p>
          </table:table-cell>
          <table:table-cell table:style-name="Tabla1.P1" office:value-type="string">
            <text:p text:style-name="P5">_</text:p>
          </table:table-cell>
        </table:table-row>
      </table:table>
      <text:p text:style-name="P2"/>
      <table:table table:name="Tabla2" table:style-name="Tabla2">
        <table:table-column table:style-name="Tabla2.A" table:number-columns-repeated="16"/>
        <table:table-row>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_</text:p>
          </table:table-cell>
          <table:table-cell table:style-name="Tabla2.A1" office:value-type="string">
            <text:p text:style-name="P5">_</text:p>
          </table:table-cell>
          <table:table-cell table:style-name="Tabla2.A1" office:value-type="string">
            <text:p text:style-name="P5">_</text:p>
          </table:table-cell>
          <table:table-cell table:style-name="Tabla2.A1" office:value-type="string">
            <text:p text:style-name="P5">_</text:p>
          </table:table-cell>
          <table:table-cell table:style-name="Tabla2.P1" office:value-type="string">
            <text:p text:style-name="P5">_</text:p>
          </table:table-cell>
        </table:table-row>
      </table:table>
      <text:p text:style-name="P2"/>
      <table:table table:name="Tabla3" table:style-name="Tabla3">
        <table:table-column table:style-name="Tabla3.A" table:number-columns-repeated="16"/>
        <table:table-row>
          <table:table-cell table:style-name="Tabla3.A1" office:value-type="string">
            <text:p text:style-name="P5">|</text:p>
          </table:table-cell>
          <table:table-cell table:style-name="Tabla3.A1" office:value-type="string">
            <text:p text:style-name="P5">|</text:p>
          </table:table-cell>
          <table:table-cell table:style-name="Tabla3.A1" office:value-type="string">
            <text:p text:style-name="P5">|</text:p>
          </table:table-cell>
          <table:table-cell table:style-name="Tabla3.A1" office:value-type="string">
            <text:p text:style-name="P5">|</text:p>
          </table:table-cell>
          <table:table-cell table:style-name="Tabla3.A1" office:value-type="string">
            <text:p text:style-name="P5">|</text:p>
          </table:table-cell>
          <table:table-cell table:style-name="Tabla3.A1" office:value-type="string">
            <text:p text:style-name="P5">|</text:p>
          </table:table-cell>
          <table:table-cell table:style-name="Tabla3.A1" office:value-type="string">
            <text:p text:style-name="P5">|</text:p>
          </table:table-cell>
          <table:table-cell table:style-name="Tabla3.A1" office:value-type="string">
            <text:p text:style-name="P5">|</text:p>
          </table:table-cell>
          <table:table-cell table:style-name="Tabla3.A1" office:value-type="string">
            <text:p text:style-name="P5">|</text:p>
          </table:table-cell>
          <table:table-cell table:style-name="Tabla3.A1" office:value-type="string">
            <text:p text:style-name="P5">|</text:p>
          </table:table-cell>
          <table:table-cell table:style-name="Tabla3.A1" office:value-type="string">
            <text:p text:style-name="P5">|</text:p>
          </table:table-cell>
          <table:table-cell table:style-name="Tabla3.A1" office:value-type="string">
            <text:p text:style-name="P5">_</text:p>
          </table:table-cell>
          <table:table-cell table:style-name="Tabla3.A1" office:value-type="string">
            <text:p text:style-name="P5">_</text:p>
          </table:table-cell>
          <table:table-cell table:style-name="Tabla3.A1" office:value-type="string">
            <text:p text:style-name="P5">_</text:p>
          </table:table-cell>
          <table:table-cell table:style-name="Tabla3.A1" office:value-type="string">
            <text:p text:style-name="P5">_</text:p>
          </table:table-cell>
          <table:table-cell table:style-name="Tabla3.P1" office:value-type="string">
            <text:p text:style-name="P5">_</text:p>
          </table:table-cell>
        </table:table-row>
      </table:table>
      <text:p text:style-name="P2"/>
      <table:table table:name="Tabla4" table:style-name="Tabla4">
        <table:table-column table:style-name="Tabla4.A" table:number-columns-repeated="16"/>
        <table:table-row>
          <table:table-cell table:style-name="Tabla4.A1" office:value-type="string">
            <text:p text:style-name="P5">|</text:p>
          </table:table-cell>
          <table:table-cell table:style-name="Tabla4.A1" office:value-type="string">
            <text:p text:style-name="P5">|</text:p>
          </table:table-cell>
          <table:table-cell table:style-name="Tabla4.A1" office:value-type="string">
            <text:p text:style-name="P5">|</text:p>
          </table:table-cell>
          <table:table-cell table:style-name="Tabla4.A1" office:value-type="string">
            <text:p text:style-name="P5">|</text:p>
          </table:table-cell>
          <table:table-cell table:style-name="Tabla4.A1" office:value-type="string">
            <text:p text:style-name="P5">|</text:p>
          </table:table-cell>
          <table:table-cell table:style-name="Tabla4.A1" office:value-type="string">
            <text:p text:style-name="P5">|</text:p>
          </table:table-cell>
          <table:table-cell table:style-name="Tabla4.A1" office:value-type="string">
            <text:p text:style-name="P5">|</text:p>
          </table:table-cell>
          <table:table-cell table:style-name="Tabla4.A1" office:value-type="string">
            <text:p text:style-name="P5">|</text:p>
          </table:table-cell>
          <table:table-cell table:style-name="Tabla4.A1" office:value-type="string">
            <text:p text:style-name="P5">|</text:p>
          </table:table-cell>
          <table:table-cell table:style-name="Tabla4.A1" office:value-type="string">
            <text:p text:style-name="P5">|</text:p>
          </table:table-cell>
          <table:table-cell table:style-name="Tabla4.A1" office:value-type="string">
            <text:p text:style-name="P5">|</text:p>
          </table:table-cell>
          <table:table-cell table:style-name="Tabla4.A1" office:value-type="string">
            <text:p text:style-name="P5">#</text:p>
          </table:table-cell>
          <table:table-cell table:style-name="Tabla4.A1" office:value-type="string">
            <text:p text:style-name="P5">#</text:p>
          </table:table-cell>
          <table:table-cell table:style-name="Tabla4.A1" office:value-type="string">
            <text:p text:style-name="P5">#</text:p>
          </table:table-cell>
          <table:table-cell table:style-name="Tabla4.A1" office:value-type="string">
            <text:p text:style-name="P5">_</text:p>
          </table:table-cell>
          <table:table-cell table:style-name="Tabla4.P1" office:value-type="string">
            <text:p text:style-name="P5">_</text:p>
          </table:table-cell>
        </table:table-row>
      </table:table>
      <text:p text:style-name="P2"/>
      <table:table table:name="Tabla5" table:style-name="Tabla5">
        <table:table-column table:style-name="Tabla5.A" table:number-columns-repeated="16"/>
        <table:table-row>
          <table:table-cell table:style-name="Tabla5.A1" office:value-type="string">
            <text:p text:style-name="P5">|</text:p>
          </table:table-cell>
          <table:table-cell table:style-name="Tabla5.A1" office:value-type="string">
            <text:p text:style-name="P5">|</text:p>
          </table:table-cell>
          <table:table-cell table:style-name="Tabla5.A1" office:value-type="string">
            <text:p text:style-name="P5">|</text:p>
          </table:table-cell>
          <table:table-cell table:style-name="Tabla5.A1" office:value-type="string">
            <text:p text:style-name="P5">|</text:p>
          </table:table-cell>
          <table:table-cell table:style-name="Tabla5.A1" office:value-type="string">
            <text:p text:style-name="P5">|</text:p>
          </table:table-cell>
          <table:table-cell table:style-name="Tabla5.A1" office:value-type="string">
            <text:p text:style-name="P5">|</text:p>
          </table:table-cell>
          <table:table-cell table:style-name="Tabla5.A1" office:value-type="string">
            <text:p text:style-name="P5">|</text:p>
          </table:table-cell>
          <table:table-cell table:style-name="Tabla5.A1" office:value-type="string">
            <text:p text:style-name="P5">|</text:p>
          </table:table-cell>
          <table:table-cell table:style-name="Tabla5.A1" office:value-type="string">
            <text:p text:style-name="P5">|</text:p>
          </table:table-cell>
          <table:table-cell table:style-name="Tabla5.A1" office:value-type="string">
            <text:p text:style-name="P5">|</text:p>
          </table:table-cell>
          <table:table-cell table:style-name="Tabla5.A1" office:value-type="string">
            <text:p text:style-name="P5">|</text:p>
          </table:table-cell>
          <table:table-cell table:style-name="Tabla5.A1" office:value-type="string">
            <text:p text:style-name="P5">#</text:p>
          </table:table-cell>
          <table:table-cell table:style-name="Tabla5.A1" office:value-type="string">
            <text:p text:style-name="P5">#</text:p>
          </table:table-cell>
          <table:table-cell table:style-name="Tabla5.A1" office:value-type="string">
            <text:p text:style-name="P5">#</text:p>
          </table:table-cell>
          <table:table-cell table:style-name="Tabla5.A1" office:value-type="string">
            <text:p text:style-name="P5">#</text:p>
          </table:table-cell>
          <table:table-cell table:style-name="Tabla5.P1" office:value-type="string">
            <text:p text:style-name="P5">#</text:p>
          </table:table-cell>
        </table:table-row>
      </table:table>
      <text:p text:style-name="P2"/>
      <text:p text:style-name="P2">Para calcular cuántos caracteres cambian respecto del vúmetro vacío mostrado en la parte superior se procede así:</text:p>
      <text:p text:style-name="P2">El Fondo Escala Vúmetro, supongamos que hemos definido que todos los 16 caracteres deben estar cambiados cuando esa medición indique 1000 en la línea superior, sin tener en cuenta la posición del punto decimal (esto es que 1000 vale igual para indicaciones 100.0, 10.00 o 1.000).</text:p>
      <text:p text:style-name="P2">Calculamos 1000 / 16 = 62,5, redondeando los siete bits estarán en 64 (100 0000).</text:p>
      <text:p text:style-name="P2">Si el valor 1000 corresponde a 16 caracteres, para una medición en un instante dado MED(i), menor de 1000, la cantidad de caracteres cambiados serán MED(i) / 16.</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text:file-name text:display="name-and-extension">Proyecto Reemplazo V7S-06-EEPROM ESCALAS.odt</text:file-name><text:tab/>15/10/2021 <text:s text:c="4"/><text:page-number text:select-page="current">3</text:page-number> de <text:page-count>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4H54M54S</meta:editing-duration>
    <meta:editing-cycles>46</meta:editing-cycles>
    <meta:generator>OpenOffice.org/3.4.1$Win32 OpenOffice.org_project/341m1$Build-9593</meta:generator>
    <dc:date>2021-10-15T13:26:24.32</dc:date>
    <meta:document-statistic meta:table-count="5" meta:image-count="0" meta:object-count="0" meta:page-count="2" meta:paragraph-count="119" meta:word-count="902" meta:character-count="4820"/>
    <meta:user-defined meta:name="Info 1"/>
    <meta:user-defined meta:name="Info 2"/>
    <meta:user-defined meta:name="Info 3"/>
    <meta:user-defined meta:name="Info 4"/>
  </office:meta>
</office:document-meta>
</file>